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d<office:annotation><dc:creator>Luc Saffre</dc:creator><dc:date>2011-12-27T07:35:43.21</dc:date><text:p text:style-name="P1"><text:span text:style-name="T1">do text</text:span></text:p><text:p text:style-name="P1"><text:span text:style-name="T1">from self.as_odt()</text:span></text:p></office:annotatio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tracked-changes>
          <text:changed-region xml:id="ct115929728" text:id="ct115929728">
            <text:insertion>
              <office:change-info>
                <dc:creator>Luc Saffre</dc:creator>
                <dc:date>2011-12-27T10:59:00</dc:date>
              </office:change-info>
            </text:insertion>
          </text:changed-region>
        </text:tracked-changes>
        <text:p text:style-name="Header"><text:change-start text:change-id="ct115929728"/>self.main.title<text:change-end text:change-id="ct115929728"/><text:tab/><text:tab/>lk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1-12-27T07:21:01.93</meta:creation-date>
    <dc:date>2012-03-11T11:38:18.46</dc:date>
    <dc:creator>Luc Saffre</dc:creator>
    <meta:editing-duration>PT3H39M16S</meta:editing-duration>
    <meta:editing-cycles>8</meta:editing-cycles>
    <meta:generator>LibreOffice/3.4$Win32 LibreOffice_project/340m1$Build-402</meta:generator>
    <meta:document-statistic meta:table-count="0" meta:image-count="0" meta:object-count="0" meta:page-count="1" meta:paragraph-count="2" meta:word-count="5" meta:character-count="24" meta:non-whitespace-character-count="21"/>
  </office:meta>
</office:document-meta>
</file>